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99pt solid #000000" style:shadow="none" style:join-border="false"/>
      <style:text-properties fo:font-size="24pt" style:font-size-asian="24pt" style:font-size-complex="24pt"/>
    </style:style>
    <style:style style:name="P2" style:family="paragraph" style:parent-style-name="Standard">
      <style:paragraph-properties fo:padding="0.074cm" fo:border-left="none" fo:border-right="none" fo:border-top="none" fo:border-bottom="0.99pt solid #000000" style:shadow="none" style:join-border="false"/>
      <style:text-properties fo:font-size="24pt" style:font-size-asian="21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20:11:27.857566231</meta:creation-date>
    <dc:date>2017-11-16T20:14:05.706058580</dc:date>
    <meta:editing-duration>PT2M4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